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language="en" fo:country="US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Normal" style:family="paragraph">
      <style:text-properties style:font-name="Times New Roman" fo:language="en" fo:country="US"/>
    </style:style>
    <style:style style:name="P4" style:parent-style-name="Normal" style:family="paragraph">
      <style:text-properties style:font-name="Times New Roman" fo:language="en" fo:country="US"/>
    </style:style>
    <style:style style:name="P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6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7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8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0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1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2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13" style:parent-style-name="ListParagraph" style:list-style-name="LFO2" style:family="paragraph">
      <style:text-properties style:font-name="Times New Roman" fo:language="en" fo:country="US"/>
    </style:style>
    <style:style style:name="P14" style:parent-style-name="ListParagraph" style:list-style-name="LFO2" style:family="paragraph">
      <style:text-properties style:font-name="Times New Roman" fo:language="en" fo:country="US"/>
    </style:style>
    <style:style style:name="P15" style:parent-style-name="ListParagraph" style:list-style-name="LFO2" style:family="paragraph">
      <style:text-properties style:font-name="Times New Roman" fo:language="en" fo:country="US"/>
    </style:style>
    <style:style style:name="P16" style:parent-style-name="ListParagraph" style:list-style-name="LFO2" style:family="paragraph">
      <style:text-properties style:font-name="Times New Roman" fo:language="en" fo:country="US"/>
    </style:style>
    <style:style style:name="P17" style:parent-style-name="ListParagraph" style:list-style-name="LFO2" style:family="paragraph">
      <style:text-properties style:font-name="Times New Roman" fo:language="en" fo:country="US"/>
    </style:style>
    <style:style style:name="P18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19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20" style:parent-style-name="ListParagraph" style:family="paragraph">
      <style:text-properties style:font-name="Times New Roman" fo:language="en" fo:country="US"/>
    </style:style>
    <style:style style:name="P21" style:parent-style-name="ListParagraph" style:family="paragraph">
      <style:text-properties style:font-name="Times New Roman" fo:language="en" fo:country="US"/>
    </style:style>
    <style:style style:name="P22" style:parent-style-name="ListParagraph" style:family="paragraph">
      <style:text-properties style:font-name="Times New Roman" fo:language="en" fo:country="US"/>
    </style:style>
    <style:style style:name="P23" style:parent-style-name="ListParagraph" style:family="paragraph">
      <style:text-properties style:font-name="Times New Roman" fo:language="en" fo:country="US"/>
    </style:style>
    <style:style style:name="P24" style:parent-style-name="ListParagraph" style:family="paragraph">
      <style:text-properties style:font-name="Times New Roman" fo:language="en" fo:country="US"/>
    </style:style>
    <style:style style:name="P25" style:parent-style-name="ListParagraph" style:family="paragraph">
      <style:text-properties style:font-name="Times New Roman" fo:language="en" fo:country="US"/>
    </style:style>
    <style:style style:name="P26" style:parent-style-name="ListParagraph" style:family="paragraph">
      <style:text-properties style:font-name="Times New Roman" fo:language="en" fo:country="US"/>
    </style:style>
    <style:style style:name="P27" style:parent-style-name="ListParagraph" style:family="paragraph">
      <style:paragraph-properties fo:margin-left="3in">
        <style:tab-stops/>
      </style:paragraph-properties>
      <style:text-properties style:font-name="Times New Roman" fo:language="en" fo:country="US"/>
    </style:style>
    <style:style style:name="P28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29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0" style:parent-style-name="Normal" style:family="paragraph">
      <style:paragraph-properties fo:margin-left="2.5in" fo:text-indent="0.5in">
        <style:tab-stops/>
      </style:paragraph-properties>
      <style:text-properties style:font-name="Times New Roman" fo:language="en" fo:country="US"/>
    </style:style>
    <style:style style:name="P31" style:parent-style-name="Normal" style:family="paragraph">
      <style:text-properties style:font-name="Times New Roman" fo:language="en" fo:country="US"/>
    </style:style>
    <style:style style:name="P32" style:parent-style-name="Normal" style:family="paragraph">
      <style:text-properties style:font-name="Times New Roman" fo:language="en" fo:country="US"/>
    </style:style>
    <style:style style:name="P33" style:parent-style-name="Normal" style:family="paragraph">
      <style:text-properties style:font-name="Times New Roman" fo:language="en" fo:country="US"/>
    </style:style>
    <style:style style:name="P34" style:parent-style-name="Normal" style:family="paragraph">
      <style:text-properties style:font-name="Times New Roman" fo:language="en" fo:country="US"/>
    </style:style>
    <style:style style:name="P35" style:parent-style-name="Normal" style:family="paragraph">
      <style:text-properties style:font-name="Times New Roman" fo:language="en" fo:country="US"/>
    </style:style>
    <style:style style:name="P36" style:parent-style-name="Normal" style:family="paragraph">
      <style:text-properties style:font-name="Times New Roman" fo:language="en" fo:country="US"/>
    </style:style>
    <style:style style:name="P37" style:parent-style-name="ListParagraph" style:family="paragraph">
      <style:text-properties style:font-name="Times New Roman" fo:language="en" fo:country="US"/>
    </style:style>
    <style:style style:name="P38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39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40" style:parent-style-name="ListParagraph" style:family="paragraph">
      <style:text-properties style:font-name="Times New Roman" fo:font-size="16pt" style:font-size-asian="16pt" style:font-size-complex="16pt" fo:language="en" fo:country="US"/>
    </style:style>
    <style:style style:name="P41" style:parent-style-name="ListParagraph" style:family="paragraph">
      <style:text-properties style:font-name="Times New Roman" fo:language="en" fo:country="US"/>
    </style:style>
    <style:style style:name="P42" style:parent-style-name="ListParagraph" style:family="paragraph">
      <style:text-properties style:font-name="Times New Roman" fo:language="en" fo:country="US"/>
    </style:style>
    <style:style style:name="P43" style:parent-style-name="ListParagraph" style:family="paragraph">
      <style:text-properties style:font-name="Times New Roman" fo:language="en" fo:country="US"/>
    </style:style>
    <style:style style:name="P44" style:parent-style-name="ListParagraph" style:family="paragraph">
      <style:text-properties style:font-name="Times New Roman" fo:language="en" fo:country="US"/>
    </style:style>
    <style:style style:name="P45" style:parent-style-name="ListParagraph" style:family="paragraph">
      <style:text-properties style:font-name="Times New Roman" fo:language="en" fo:country="US"/>
    </style:style>
    <style:style style:name="P46" style:parent-style-name="ListParagraph" style:family="paragraph">
      <style:text-properties style:font-name="Times New Roman" fo:language="en" fo:country="US"/>
    </style:style>
    <style:style style:name="P47" style:parent-style-name="ListParagraph" style:family="paragraph">
      <style:text-properties style:font-name="Times New Roman" fo:language="en" fo:country="US"/>
    </style:style>
    <style:style style:name="P48" style:parent-style-name="ListParagraph" style:family="paragraph">
      <style:text-properties style:font-name="Times New Roman" fo:language="en" fo:country="US"/>
    </style:style>
    <style:style style:name="P49" style:parent-style-name="ListParagraph" style:family="paragraph">
      <style:text-properties style:font-name="Times New Roman" fo:language="en" fo:country="US"/>
    </style:style>
    <style:style style:name="P50" style:parent-style-name="ListParagraph" style:family="paragraph">
      <style:text-properties style:font-name="Times New Roman" fo:language="en" fo:country="US"/>
    </style:style>
    <style:style style:name="P51" style:parent-style-name="ListParagraph" style:family="paragraph">
      <style:text-properties style:font-name="Times New Roman" fo:language="en" fo:country="US"/>
    </style:style>
    <style:style style:name="P52" style:parent-style-name="ListParagraph" style:family="paragraph">
      <style:text-properties style:font-name="Times New Roman" fo:language="en" fo:country="US"/>
    </style:style>
    <style:style style:name="P53" style:parent-style-name="ListParagraph" style:family="paragraph">
      <style:text-properties style:font-name="Times New Roman" fo:language="en" fo:country="US"/>
    </style:style>
    <style:style style:name="P54" style:parent-style-name="ListParagraph" style:family="paragraph">
      <style:text-properties style:font-name="Times New Roman" fo:language="en" fo:country="US"/>
    </style:style>
    <style:style style:name="P55" style:parent-style-name="ListParagraph" style:family="paragraph">
      <style:text-properties style:font-name="Times New Roman" fo:language="en" fo:country="US"/>
    </style:style>
    <style:style style:name="P56" style:parent-style-name="ListParagraph" style:family="paragraph">
      <style:text-properties style:font-name="Times New Roman" fo:language="en" fo:country="US"/>
    </style:style>
    <style:style style:name="P57" style:parent-style-name="ListParagraph" style:family="paragraph">
      <style:text-properties style:font-name="Times New Roman" fo:language="en" fo:country="US"/>
    </style:style>
    <style:style style:name="P58" style:parent-style-name="ListParagraph" style:family="paragraph">
      <style:text-properties style:font-name="Times New Roman" fo:language="en" fo:country="US"/>
    </style:style>
    <style:style style:name="P59" style:parent-style-name="ListParagraph" style:family="paragraph">
      <style:text-properties style:font-name="Times New Roman" fo:language="en" fo:country="US"/>
    </style:style>
    <style:style style:name="P60" style:parent-style-name="ListParagraph" style:family="paragraph">
      <style:text-properties style:font-name="Times New Roman" fo:language="en" fo:country="US"/>
    </style:style>
    <style:style style:name="P61" style:parent-style-name="ListParagraph" style:family="paragraph">
      <style:text-properties style:font-name="Times New Roman" fo:language="en" fo:country="US"/>
    </style:style>
    <style:style style:name="P62" style:parent-style-name="ListParagraph" style:family="paragraph">
      <style:text-properties style:font-name="Times New Roman" fo:language="en" fo:country="US"/>
    </style:style>
    <style:style style:name="P63" style:parent-style-name="ListParagraph" style:family="paragraph">
      <style:text-properties style:font-name="Times New Roman" fo:language="en" fo:country="US"/>
    </style:style>
    <style:style style:name="P64" style:parent-style-name="ListParagraph" style:family="paragraph">
      <style:text-properties style:font-name="Times New Roman" fo:language="en" fo:country="US"/>
    </style:style>
    <style:style style:name="P65" style:parent-style-name="ListParagraph" style:family="paragraph">
      <style:text-properties style:font-name="Times New Roman" fo:language="en" fo:country="US"/>
    </style:style>
    <style:style style:name="P66" style:parent-style-name="ListParagraph" style:family="paragraph">
      <style:text-properties style:font-name="Times New Roman" fo:language="en" fo:country="US"/>
    </style:style>
    <style:style style:name="P67" style:parent-style-name="ListParagraph" style:family="paragraph">
      <style:text-properties style:font-name="Times New Roman" fo:language="en" fo:country="US"/>
    </style:style>
    <style:style style:name="P68" style:parent-style-name="ListParagraph" style:family="paragraph">
      <style:text-properties style:font-name="Times New Roman" fo:language="en" fo:country="US"/>
    </style:style>
    <style:style style:name="P69" style:parent-style-name="ListParagraph" style:family="paragraph">
      <style:text-properties style:font-name="Times New Roman" fo:language="en" fo:country="US"/>
    </style:style>
    <style:style style:name="P70" style:parent-style-name="ListParagraph" style:family="paragraph">
      <style:text-properties style:font-name="Times New Roman" fo:language="en" fo:country="US"/>
    </style:style>
    <style:style style:name="P71" style:parent-style-name="ListParagraph" style:family="paragraph">
      <style:text-properties style:font-name="Times New Roman" fo:language="en" fo:country="US"/>
    </style:style>
    <style:style style:name="P72" style:parent-style-name="ListParagraph" style:family="paragraph">
      <style:text-properties style:font-name="Times New Roman" fo:language="en" fo:country="US"/>
    </style:style>
    <style:style style:name="P73" style:parent-style-name="ListParagraph" style:family="paragraph">
      <style:text-properties style:font-name="Times New Roman" fo:language="en" fo:country="US"/>
    </style:style>
    <style:style style:name="P74" style:parent-style-name="ListParagraph" style:family="paragraph">
      <style:text-properties style:font-name="Times New Roman" fo:language="en" fo:country="US"/>
    </style:style>
    <style:style style:name="P75" style:parent-style-name="ListParagraph" style:family="paragraph">
      <style:text-properties style:font-name="Times New Roman" fo:language="en" fo:country="US"/>
    </style:style>
    <style:style style:name="P76" style:parent-style-name="ListParagraph" style:family="paragraph">
      <style:text-properties style:font-name="Times New Roman" fo:language="en" fo:country="US"/>
    </style:style>
    <style:style style:name="P77" style:parent-style-name="ListParagraph" style:family="paragraph">
      <style:text-properties style:font-name="Times New Roman" fo:language="en" fo:country="US"/>
    </style:style>
    <style:style style:name="P78" style:parent-style-name="ListParagraph" style:family="paragraph">
      <style:text-properties style:font-name="Times New Roman" fo:language="en" fo:country="US"/>
    </style:style>
    <style:style style:name="P79" style:parent-style-name="ListParagraph" style:family="paragraph">
      <style:text-properties style:font-name="Times New Roman" fo:language="en" fo:country="US"/>
    </style:style>
    <style:style style:name="P80" style:parent-style-name="ListParagraph" style:family="paragraph">
      <style:text-properties style:font-name="Times New Roman" fo:language="en" fo:country="US"/>
    </style:style>
    <style:style style:name="P81" style:parent-style-name="ListParagraph" style:family="paragraph">
      <style:text-properties style:font-name="Times New Roman" fo:language="en" fo:country="US"/>
    </style:style>
    <style:style style:name="P82" style:parent-style-name="ListParagraph" style:family="paragraph">
      <style:text-properties style:font-name="Times New Roman" fo:language="en" fo:country="US"/>
    </style:style>
    <style:style style:name="P83" style:parent-style-name="ListParagraph" style:family="paragraph">
      <style:text-properties style:font-name="Times New Roman" fo:language="en" fo:country="US"/>
    </style:style>
    <style:style style:name="P84" style:parent-style-name="ListParagraph" style:family="paragraph">
      <style:text-properties style:font-name="Times New Roman" fo:language="en" fo:country="US"/>
    </style:style>
    <style:style style:name="P85" style:parent-style-name="ListParagraph" style:family="paragraph">
      <style:text-properties style:font-name="Times New Roman" fo:language="en" fo:country="US"/>
    </style:style>
    <style:style style:name="P86" style:parent-style-name="ListParagraph" style:family="paragraph">
      <style:text-properties style:font-name="Times New Roman" fo:language="en" fo:country="US"/>
    </style:style>
    <style:style style:name="P87" style:parent-style-name="ListParagraph" style:family="paragraph">
      <style:text-properties style:font-name="Times New Roman" fo:language="en" fo:country="US"/>
    </style:style>
    <style:style style:name="P88" style:parent-style-name="ListParagraph" style:family="paragraph">
      <style:text-properties style:font-name="Times New Roman" fo:language="en" fo:country="US"/>
    </style:style>
    <style:style style:name="P89" style:parent-style-name="ListParagraph" style:family="paragraph">
      <style:text-properties style:font-name="Times New Roman" fo:language="en" fo:country="US"/>
    </style:style>
    <style:style style:name="P90" style:parent-style-name="ListParagraph" style:family="paragraph">
      <style:text-properties style:font-name="Times New Roman" fo:language="en" fo:country="US"/>
    </style:style>
    <style:style style:name="P91" style:parent-style-name="ListParagraph" style:family="paragraph">
      <style:text-properties style:font-name="Times New Roman" fo:language="en" fo:country="US"/>
    </style:style>
    <style:style style:name="P92" style:parent-style-name="ListParagraph" style:family="paragraph">
      <style:text-properties style:font-name="Times New Roman" fo:language="en" fo:country="US"/>
    </style:style>
    <style:style style:name="P93" style:parent-style-name="ListParagraph" style:family="paragraph">
      <style:text-properties style:font-name="Times New Roman" fo:language="en" fo:country="US"/>
    </style:style>
    <style:style style:name="P94" style:parent-style-name="ListParagraph" style:family="paragraph">
      <style:text-properties style:font-name="Times New Roman" fo:language="en" fo:country="US"/>
    </style:style>
    <style:style style:name="P95" style:parent-style-name="ListParagraph" style:family="paragraph">
      <style:text-properties style:font-name="Times New Roman" fo:language="en" fo:country="US"/>
    </style:style>
    <style:style style:name="P96" style:parent-style-name="ListParagraph" style:family="paragraph">
      <style:text-properties style:font-name="Times New Roman" fo:language="en" fo:country="US"/>
    </style:style>
    <style:style style:name="P97" style:parent-style-name="ListParagraph" style:family="paragraph">
      <style:text-properties style:font-name="Times New Roman" fo:language="en" fo:country="US"/>
    </style:style>
    <style:style style:name="P98" style:parent-style-name="ListParagraph" style:family="paragraph">
      <style:text-properties style:font-name="Times New Roman" fo:language="en" fo:country="US"/>
    </style:style>
    <style:style style:name="P99" style:parent-style-name="ListParagraph" style:family="paragraph">
      <style:text-properties style:font-name="Times New Roman" fo:language="en" fo:country="US"/>
    </style:style>
    <style:style style:name="P100" style:parent-style-name="ListParagraph" style:family="paragraph">
      <style:text-properties style:font-name="Times New Roman" fo:language="en" fo:country="US"/>
    </style:style>
    <style:style style:name="P101" style:parent-style-name="ListParagraph" style:family="paragraph">
      <style:text-properties style:font-name="Times New Roman" fo:language="en" fo:country="US"/>
    </style:style>
    <style:style style:name="P102" style:parent-style-name="ListParagraph" style:family="paragraph">
      <style:text-properties style:font-name="Times New Roman" fo:language="en" fo:country="US"/>
    </style:style>
    <style:style style:name="P103" style:parent-style-name="ListParagraph" style:family="paragraph">
      <style:text-properties style:font-name="Times New Roman" fo:language="en" fo:country="US"/>
    </style:style>
    <style:style style:name="P104" style:parent-style-name="ListParagraph" style:family="paragraph">
      <style:text-properties style:font-name="Times New Roman" fo:language="en" fo:country="US"/>
    </style:style>
    <style:style style:name="P105" style:parent-style-name="ListParagraph" style:family="paragraph">
      <style:text-properties style:font-name="Times New Roman" fo:language="en" fo:country="US"/>
    </style:style>
    <style:style style:name="P106" style:parent-style-name="ListParagraph" style:family="paragraph">
      <style:text-properties style:font-name="Times New Roman" fo:language="en" fo:country="US"/>
    </style:style>
    <style:style style:name="P107" style:parent-style-name="ListParagraph" style:family="paragraph">
      <style:text-properties style:font-name="Times New Roman" fo:language="en" fo:country="US"/>
    </style:style>
    <style:style style:name="P108" style:parent-style-name="ListParagraph" style:family="paragraph">
      <style:text-properties style:font-name="Times New Roman" fo:language="en" fo:country="US"/>
    </style:style>
    <style:style style:name="P109" style:parent-style-name="ListParagraph" style:family="paragraph">
      <style:text-properties style:font-name="Times New Roman" fo:language="en" fo:country="US"/>
    </style:style>
    <style:style style:name="P110" style:parent-style-name="ListParagraph" style:family="paragraph">
      <style:text-properties style:font-name="Times New Roman" fo:language="en" fo:country="US"/>
    </style:style>
    <style:style style:name="P111" style:parent-style-name="ListParagraph" style:family="paragraph">
      <style:text-properties style:font-name="Times New Roman" fo:language="en" fo:country="US"/>
    </style:style>
    <style:style style:name="P112" style:parent-style-name="ListParagraph" style:family="paragraph">
      <style:text-properties style:font-name="Times New Roman" fo:language="en" fo:country="US"/>
    </style:style>
    <style:style style:name="P113" style:parent-style-name="ListParagraph" style:family="paragraph">
      <style:text-properties style:font-name="Times New Roman" fo:language="en" fo:country="US"/>
    </style:style>
    <style:style style:name="P114" style:parent-style-name="ListParagraph" style:family="paragraph">
      <style:text-properties style:font-name="Times New Roman" fo:language="en" fo:country="US"/>
    </style:style>
    <style:style style:name="P115" style:parent-style-name="ListParagraph" style:family="paragraph">
      <style:text-properties style:font-name="Times New Roman" fo:language="en" fo:country="US"/>
    </style:style>
    <style:style style:name="P116" style:parent-style-name="ListParagraph" style:family="paragraph">
      <style:text-properties style:font-name="Times New Roman" fo:language="en" fo:country="US"/>
    </style:style>
    <style:style style:name="P117" style:parent-style-name="ListParagraph" style:family="paragraph">
      <style:text-properties style:font-name="Times New Roman" fo:language="en" fo:country="US"/>
    </style:style>
    <style:style style:name="P118" style:parent-style-name="ListParagraph" style:family="paragraph">
      <style:text-properties style:font-name="Times New Roman" fo:language="en" fo:country="US"/>
    </style:style>
    <style:style style:name="P119" style:parent-style-name="ListParagraph" style:family="paragraph">
      <style:text-properties style:font-name="Times New Roman" fo:language="en" fo:country="US"/>
    </style:style>
    <style:style style:name="P120" style:parent-style-name="ListParagraph" style:family="paragraph">
      <style:text-properties style:font-name="Times New Roman" fo:language="en" fo:country="US"/>
    </style:style>
    <style:style style:name="P121" style:parent-style-name="ListParagraph" style:family="paragraph">
      <style:text-properties style:font-name="Times New Roman" fo:language="en" fo:country="US"/>
    </style:style>
    <style:style style:name="P122" style:parent-style-name="ListParagraph" style:family="paragraph">
      <style:text-properties style:font-name="Times New Roman" fo:language="en" fo:country="US"/>
    </style:style>
    <style:style style:name="P123" style:parent-style-name="ListParagraph" style:family="paragraph">
      <style:text-properties style:font-name="Times New Roman" fo:language="en" fo:country="US"/>
    </style:style>
    <style:style style:name="P124" style:parent-style-name="ListParagraph" style:family="paragraph">
      <style:text-properties style:font-name="Times New Roman" fo:language="en" fo:country="US"/>
    </style:style>
    <style:style style:name="P125" style:parent-style-name="ListParagraph" style:family="paragraph">
      <style:text-properties style:font-name="Times New Roman" fo:language="en" fo:country="US"/>
    </style:style>
    <style:style style:name="P126" style:parent-style-name="ListParagraph" style:family="paragraph">
      <style:text-properties style:font-name="Times New Roman" fo:language="en" fo:country="US"/>
    </style:style>
    <style:style style:name="P127" style:parent-style-name="ListParagraph" style:family="paragraph">
      <style:text-properties style:font-name="Times New Roman" fo:language="en" fo:country="US"/>
    </style:style>
    <style:style style:name="P128" style:parent-style-name="ListParagraph" style:family="paragraph">
      <style:text-properties style:font-name="Times New Roman" fo:language="en" fo:country="US"/>
    </style:style>
    <style:style style:name="P129" style:parent-style-name="ListParagraph" style:family="paragraph">
      <style:text-properties style:font-name="Times New Roman" fo:language="en" fo:country="US"/>
    </style:style>
    <style:style style:name="P130" style:parent-style-name="ListParagraph" style:family="paragraph">
      <style:text-properties style:font-name="Times New Roman" fo:language="en" fo:country="US"/>
    </style:style>
    <style:style style:name="P131" style:parent-style-name="ListParagraph" style:family="paragraph">
      <style:text-properties style:font-name="Times New Roman" fo:language="en" fo:country="US"/>
    </style:style>
    <style:style style:name="P132" style:parent-style-name="ListParagraph" style:family="paragraph">
      <style:text-properties style:font-name="Times New Roman" fo:language="en" fo:country="US"/>
    </style:style>
    <style:style style:name="T133" style:parent-style-name="DefaultParagraphFont" style:family="text">
      <style:text-properties style:font-name="Times New Roman" fo:language="en" fo:country="US"/>
    </style:style>
  </office:automatic-styles>
  <office:body>
    <office:text text:use-soft-page-breaks="true">
      <text:p text:style-name="P1">Algoritmul lui Ford</text:p>
      <text:p text:style-name="P2"/>
      <text:p text:style-name="P3"/>
      <text:p text:style-name="P4"/>
      <text:list text:style-name="LFO1" text:continue-numbering="true">
        <text:list-item>
          <text:p text:style-name="P5">Formularea problemei:</text:p>
        </text:list-item>
      </text:list>
      <text:p text:style-name="P6">Sa se construiasca un algoritm care sa realizeze algoritmul lui ford pe matricea de adiacenta a grafului G=(X, U), unde X este multimea varfurilor si U este multimea arcelor.</text:p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Top-Down method:</text:p>
        </text:list-item>
      </text:list>
      <text:list text:style-name="LFO2" text:continue-numbering="true">
        <text:list-item>
          <text:p text:style-name="P13">initializarea unei liste de drumuri de lungimea numarului de varfuri (varful<text:s/>de la care incepe calcului este 0, restul sunt infinit)</text:p>
        </text:list-item>
        <text:list-item>
          <text:p text:style-name="P14">parcurgerea fiecarui<text:s/>varf<text:s/>de n-1 ori pentru cel mai scurt drum iar parcurgerea n pentru a verifica cicluri negative in graf</text:p>
          <text:list text:continue-numbering="true">
            <text:list-item>
              <text:p text:style-name="P15">parcurgerea fiecarui varf(node)<text:s/>incepand cu un<text:s/>varf<text:s/>(prev)</text:p>
              <text:list text:continue-numbering="true">
                <text:list-item>
                  <text:p text:style-name="P16">verificarea in lista de drumuri daca<text:s/>se poate modifica un<text:s/>varf<text:s/>astfel incat drumul catre el<text:s/>(prev + arcul dintre prev si node)<text:s/>sa fie mai mic decat cel<text:s/>curent(node)</text:p>
                </text:list-item>
              </text:list>
            </text:list-item>
          </text:list>
        </text:list-item>
        <text:list-item>
          <text:p text:style-name="P17">daca la iteratia n<text:s/>s-a modificat un varf atunci inseamna ca graful are cicluri<text:s/>negative<text:s/></text:p>
        </text:list-item>
      </text:list>
      <text:p text:style-name="P18"/>
      <text:soft-page-break/>
      <text:list text:style-name="LFO1" text:continue-numbering="true">
        <text:list-item>
          <text:p text:style-name="P19">Pseudocod:</text:p>
        </text:list-item>
      </text:list>
      <text:p text:style-name="P20">functie rezolva_algoritm_ford(matrice de adiacenta, varful radacina)<text:s/>{</text:p>
      <text:p text:style-name="P21"><text:tab/>initializare lista de drumuri(varf radacina – 0, restul - infinit)</text:p>
      <text:p text:style-name="P22"><text:tab/>pentru i &lt;- 0 .. numar varfuri – 1 executa</text:p>
      <text:p text:style-name="P23"><text:tab/><text:tab/>schimbare &lt;- fals</text:p>
      <text:p text:style-name="P24"><text:tab/><text:tab/>pentru prev &lt;- 0 .. numar varfuri executa</text:p>
      <text:p text:style-name="P25"><text:tab/><text:tab/><text:tab/>daca lista_drumuri[prev] != infinit</text:p>
      <text:p text:style-name="P26"><text:tab/><text:tab/><text:tab/><text:tab/>pentru node &lt;- 0 .. numar varfuri</text:p>
      <text:p text:style-name="P27">daca (drumul catre node(lista_drumuri[prev] + arcul dintre prev si node) &lt; lista_drumuri[node]) atunci<text:s/></text:p>
      <text:p text:style-name="P28">lista_drumuri[node] = lista_drumuri[prev] + arcul dintre prev si node</text:p>
      <text:p text:style-name="P29">schimbare &lt;- adevarat</text:p>
      <text:p text:style-name="P30">sfarsit_daca</text:p>
      <text:p text:style-name="P31"><text:tab/><text:tab/><text:tab/><text:tab/><text:tab/>sfarsit_pentru</text:p>
      <text:p text:style-name="P32"><text:tab/><text:tab/><text:tab/>sfarsit_pentru</text:p>
      <text:p text:style-name="P33"><text:tab/><text:tab/>sfarsit_pentru</text:p>
      <text:p text:style-name="P34"><text:tab/><text:tab/>daca schimbare e adevarat<text:s/>atunci</text:p>
      <text:p text:style-name="P35"><text:tab/><text:tab/><text:tab/>graful are cicluri negative</text:p>
      <text:p text:style-name="P36"><text:tab/><text:tab/>returneaza lista_drumuri</text:p>
      <text:p text:style-name="P37">}</text:p>
      <text:p text:style-name="P38"/>
      <text:soft-page-break/>
      <text:list text:style-name="LFO1" text:continue-numbering="true">
        <text:list-item>
          <text:p text:style-name="P39">Codul sursa (python3):</text:p>
        </text:list-item>
      </text:list>
      <text:p text:style-name="P40"/>
      <text:p text:style-name="P41">def solve(matrix_a, root):</text:p>
      <text:p text:style-name="P42"><text:tab/>"""</text:p>
      <text:p text:style-name="P43"><text:tab/>Input = adiacence matrix, root(from where to calculate the minimum distance, integer &gt;= 0)</text:p>
      <text:p text:style-name="P44"><text:tab/>Output = array of minimum roads or ValueError exception if there is a negative cycle</text:p>
      <text:p text:style-name="P45"><text:tab/>~ Behaviour unknown if input is different ~</text:p>
      <text:p text:style-name="P46"/>
      <text:p text:style-name="P47"><text:tab/>"""</text:p>
      <text:p text:style-name="P48"><text:tab/>num_nodes = len(matrix_a)</text:p>
      <text:p text:style-name="P49"><text:tab/>nodes = [float('inf') for i in range(num_nodes)]</text:p>
      <text:p text:style-name="P50"><text:tab/>nodes[root] = 0</text:p>
      <text:p text:style-name="P51"/>
      <text:p text:style-name="P52"><text:tab/>for repeat_times in range(num_nodes):</text:p>
      <text:p text:style-name="P53"><text:tab/># repeat n-1 times and the nth time to detect negative cycles</text:p>
      <text:p text:style-name="P54"><text:tab/><text:tab/>changed = False</text:p>
      <text:p text:style-name="P55"><text:tab/><text:tab/>for prev in range(num_nodes):</text:p>
      <text:p text:style-name="P56"><text:tab/><text:tab/><text:tab/>if (nodes[prev] != float('inf')):</text:p>
      <text:p text:style-name="P57"><text:tab/><text:tab/><text:tab/># if the node from which we have to calculate is infinite, there is no road to it yet so it can be skipped</text:p>
      <text:p text:style-name="P58"><text:tab/><text:tab/><text:tab/><text:tab/>for node in range(num_nodes):</text:p>
      <text:p text:style-name="P59"><text:tab/><text:tab/><text:tab/><text:tab/><text:tab/>if (matrix_a[prev][node] != 0):</text:p>
      <text:p text:style-name="P60"><text:tab/><text:tab/><text:tab/><text:tab/><text:tab/># if there is a road between prev and the current node</text:p>
      <text:p text:style-name="P61"><text:tab/><text:tab/><text:tab/><text:tab/><text:tab/><text:tab/>if (nodes[prev] + matrix_a[prev][node] &lt; nodes[node]):</text:p>
      <text:p text:style-name="P62"><text:tab/><text:tab/><text:tab/><text:tab/><text:tab/><text:tab/><text:tab/># shortest road is the min between existing distance and the distance of the previous node + the road between the previous node(prev) and the current node(node)</text:p>
      <text:p text:style-name="P63"><text:tab/><text:tab/><text:tab/><text:tab/><text:tab/><text:tab/><text:tab/>nodes[node] = nodes[prev] + matrix_a[prev][node]</text:p>
      <text:p text:style-name="P64"><text:tab/><text:tab/><text:tab/><text:tab/><text:tab/><text:tab/><text:tab/>changed = True</text:p>
      <text:p text:style-name="P65"><text:tab/><text:tab/>if (not changed):</text:p>
      <text:p text:style-name="P66"><text:tab/><text:tab/><text:tab/>return (nodes)</text:p>
      <text:p text:style-name="P67"/>
      <text:p text:style-name="P68"><text:tab/>if (changed):</text:p>
      <text:p text:style-name="P69"><text:tab/><text:tab/>raise ValueError("Input matrix contains negative cycles.")</text:p>
      <text:p text:style-name="P70"/>
      <text:p text:style-name="P71"><text:tab/>return (nodes)</text:p>
      <text:p text:style-name="P72"/>
      <text:p text:style-name="P73">def test():</text:p>
      <text:p text:style-name="P74"><text:tab/>num_nodes = 6</text:p>
      <text:p text:style-name="P75"><text:tab/>matrix_a = [[0 for y in range(num_nodes)] for x in range(num_nodes)]</text:p>
      <text:p text:style-name="P76"><text:tab/></text:p>
      <text:p text:style-name="P77"><text:tab/>matrix_a[0][1] = 10</text:p>
      <text:p text:style-name="P78"><text:tab/>matrix_a[0][5] = 8</text:p>
      <text:p text:style-name="P79"><text:tab/>matrix_a[1][3] = 2</text:p>
      <text:soft-page-break/>
      <text:p text:style-name="P80"><text:tab/>matrix_a[2][1] = 1</text:p>
      <text:p text:style-name="P81"><text:tab/>matrix_a[3][2] = -2</text:p>
      <text:p text:style-name="P82"><text:tab/>matrix_a[4][1] = -4</text:p>
      <text:p text:style-name="P83"><text:tab/>matrix_a[4][3] = -1</text:p>
      <text:p text:style-name="P84"><text:tab/>matrix_a[5][4] = 1</text:p>
      <text:p text:style-name="P85"/>
      <text:p text:style-name="P86"><text:tab/># assert solve(matrix_a, 0) == [0, 5, 5, 7, 9, 8]</text:p>
      <text:p text:style-name="P87"><text:tab/># assert solve(matrix_a, 1) == [float('inf'), 0, 0, 2, float('inf'), float('inf')]</text:p>
      <text:p text:style-name="P88"><text:tab/># assert solve(matrix_a, 2) == [float('inf'), 1, 0, 3, float('inf'), float('inf')]</text:p>
      <text:p text:style-name="P89"><text:tab/># assert solve(matrix_a, 3) == [float('inf'), -1, -2, 0, float('inf'), float('inf')]</text:p>
      <text:p text:style-name="P90"><text:tab/># assert solve(matrix_a, 4) == [float('inf'), -4, -4, -2, 0, float('inf')]</text:p>
      <text:p text:style-name="P91"><text:tab/># assert solve(matrix_a, 5) == [float('inf'), -3, -3, -1, 1, 0]</text:p>
      <text:p text:style-name="P92"/>
      <text:p text:style-name="P93"><text:tab/>num_nodes = 6</text:p>
      <text:p text:style-name="P94"><text:tab/>matrix_a = [[0 for y in range(num_nodes)] for x in range(num_nodes)]</text:p>
      <text:p text:style-name="P95"/>
      <text:p text:style-name="P96"><text:tab/># http://www.allsyllabus.com/aj/note/Computer_Science/Computer%20Networks%20-%20II/Unit1/Bellman-Ford%20Algorithm%20or%20Ford-Fulkerson%20algorithm2.PNG</text:p>
      <text:p text:style-name="P97"><text:tab/># Matrix used</text:p>
      <text:p text:style-name="P98"/>
      <text:p text:style-name="P99"><text:tab/>matrix_a[0][2] = 2</text:p>
      <text:p text:style-name="P100"><text:tab/>matrix_a[3][2] = 2</text:p>
      <text:p text:style-name="P101"><text:tab/>matrix_a[1][3] = 1</text:p>
      <text:p text:style-name="P102"><text:tab/>matrix_a[2][5] = 1</text:p>
      <text:p text:style-name="P103"><text:tab/>matrix_a[4][5] = 2</text:p>
      <text:p text:style-name="P104"/>
      <text:p text:style-name="P105"><text:tab/># assert solve(matrix_a, 0) == [0, float('inf'), 2, float('inf'), float('inf'), 3]</text:p>
      <text:p text:style-name="P106"><text:tab/># assert solve(matrix_a, 1) == [float('inf'), 0, 3, 1, float('inf'), 4]</text:p>
      <text:p text:style-name="P107"><text:tab/># assert solve(matrix_a, 2) == [float('inf'), float('inf'), 0, float('inf'), float('inf'), 1]</text:p>
      <text:p text:style-name="P108"><text:tab/># assert solve(matrix_a, 3) == [float('inf'), float('inf'), 2, 0, float('inf'), 3]</text:p>
      <text:p text:style-name="P109"><text:tab/># assert solve(matrix_a, 4) == [float('inf'), float('inf'), float('inf'), float('inf'), 0, 2]</text:p>
      <text:p text:style-name="P110"><text:tab/># assert solve(matrix_a, 5) == [float('inf'), float('inf'), float('inf'), float('inf'), float('inf'), 0]</text:p>
      <text:p text:style-name="P111"/>
      <text:p text:style-name="P112"><text:tab/>num_nodes = 6</text:p>
      <text:p text:style-name="P113"><text:tab/>matrix_a = [[0 for y in range(num_nodes)] for x in range(num_nodes)]</text:p>
      <text:p text:style-name="P114"/>
      <text:p text:style-name="P115"><text:tab/># http://d2vlcm61l7u1fs.cloudfront.net/media%2F7f4%2F7f416e85-7294-4a18-85fc-4de484c5b575%2FphpdB5r9L.png</text:p>
      <text:p text:style-name="P116"><text:tab/># Matrix used</text:p>
      <text:p text:style-name="P117"/>
      <text:p text:style-name="P118"><text:tab/>matrix_a[2][0] = 1</text:p>
      <text:p text:style-name="P119"><text:tab/>matrix_a[2][1] = 2</text:p>
      <text:p text:style-name="P120"><text:tab/>matrix_a[4][1] = 4</text:p>
      <text:p text:style-name="P121"><text:tab/>matrix_a[0][4] = -1</text:p>
      <text:p text:style-name="P122"><text:tab/>matrix_a[3][4] = -8</text:p>
      <text:p text:style-name="P123"><text:tab/>matrix_a[1][3] = 5</text:p>
      <text:p text:style-name="P124"><text:tab/>matrix_a[1][5] = 6</text:p>
      <text:soft-page-break/>
      <text:p text:style-name="P125"><text:tab/>matrix_a[5][0] = -4</text:p>
      <text:p text:style-name="P126"><text:tab/>matrix_a[3][0] = 3</text:p>
      <text:p text:style-name="P127"/>
      <text:p text:style-name="P128"><text:tab/>assert solve(matrix_a, 0) == [0, 3, float('inf'), 8, -1, 9]</text:p>
      <text:p text:style-name="P129"><text:tab/>assert solve(matrix_a, 1) == [2, 0, float('inf'), 5, -3, 6]</text:p>
      <text:p text:style-name="P130"><text:tab/>assert solve(matrix_a, 2) == [1, 2, 0, 7, -1, 8]</text:p>
      <text:p text:style-name="P131"><text:tab/>assert solve(matrix_a, 3) == [-2, -4, float('inf'), 0, -8, 2]</text:p>
      <text:p text:style-name="P132"><text:tab/>assert solve(matrix_a, 4) == [6, 4, float('inf'), 9, 0, 10]</text:p>
      <text:p text:style-name="ListParagraph"><text:span text:style-name="T133"><text:tab/>assert solve(matrix_a, 5) == [-4, -1, float('inf'), 4, -5, 0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_PHEE_6211@sulid.hu</meta:initial-creator>
    <dc:creator>EDU_PHEE_6211@sulid.hu</dc:creator>
    <meta:creation-date>2017-04-24T17:26:00Z</meta:creation-date>
    <dc:date>2017-04-24T18:28:00Z</dc:date>
    <meta:template xlink:href="Normal.dotm" xlink:type="simple"/>
    <meta:editing-cycles>18</meta:editing-cycles>
    <meta:editing-duration>PT3720S</meta:editing-duration>
    <meta:document-statistic meta:page-count="5" meta:paragraph-count="10" meta:word-count="647" meta:character-count="5108" meta:row-count="37" meta:non-whitespace-character-count="4471"/>
  </office:meta>
</office:document-meta>
</file>